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Body_20_Text_20_2">
      <style:paragraph-properties style:writing-mode="lr-tb"/>
    </style:style>
    <style:style style:name="P8" style:family="paragraph" style:parent-style-name="Body_20_Text_20_2">
      <style:paragraph-properties style:writing-mode="lr-tb"/>
      <style:text-properties fo:font-style="italic" style:font-style-complex="italic"/>
    </style:style>
    <style:style style:name="P9" style:family="paragraph" style:parent-style-name="Body_20_Text_20_2">
      <style:paragraph-properties style:writing-mode="lr-tb">
        <style:tab-stops>
          <style:tab-stop style:position="10.504cm" style:type="center"/>
        </style:tab-stops>
      </style:paragraph-properties>
    </style:style>
    <style:style style:name="P10" style:family="paragraph" style:parent-style-name="Normal_20__28_Web_29_">
      <style:paragraph-properties style:writing-mode="lr-tb"/>
      <style:text-properties fo:font-size="12pt" style:font-size-complex="12pt"/>
    </style:style>
    <style:style style:name="P11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2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4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15" style:family="paragraph" style:parent-style-name="Normal_20__28_Web_29_">
      <style:paragraph-properties fo:margin-top="0.176cm" fo:margin-bottom="0cm" style:writing-mode="lr-tb"/>
    </style:style>
    <style:style style:name="P1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17" style:family="paragraph" style:parent-style-name="Text_20_body">
      <style:paragraph-properties style:writing-mode="lr-tb"/>
    </style:style>
    <style:style style:name="P18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19" style:family="paragraph" style:parent-style-name="Text_20_body">
      <style:paragraph-properties style:writing-mode="lr-tb"/>
      <style:text-properties fo:font-weight="bold"/>
    </style:style>
    <style:style style:name="P20" style:family="paragraph" style:parent-style-name="Text_20_body">
      <style:paragraph-properties style:writing-mode="lr-tb"/>
      <style:text-properties fo:font-weight="bold" style:font-weight-complex="bold"/>
    </style:style>
    <style:style style:name="P21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22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uree_engag"/>
        <text:user-field-decl office:value-type="string" office:string-value="" text:name="contratinsertion_dd_ci"/>
        <text:user-field-decl office:value-type="string" office:string-value="" text:name="contratinsertion_df_ci"/>
      </text:user-field-decls>
      <text:p text:style-name="P16"><text:tab/>xxLaVillexx, le <text:date style:data-style-name="N76" text:date-value="2012-01-24T14:50:38">24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lib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nomcom"/></text:p>
          </table:table-cell>
        </table:table-row>
      </table:table>
      <text:p text:style-name="P3"/>
      <text:p text:style-name="P6"/>
      <text:p text:style-name="P3"/>
      <text:p text:style-name="P22">Réf. Dos. : <text:user-field-get text:name="dossier_matricule"/> </text:p>
      <text:p text:style-name="P22">Objet : <text:span text:style-name="T1">rSa </text:span>- votre contrat d'engagements réciproques (CER) validé</text:p>
      <text:p text:style-name="P8"/>
      <text:p text:style-name="P7"/>
      <text:p text:style-name="P7"><text:span text:style-name="T2"><text:tab/></text:span><text:span text:style-name="T2"><text:user-field-get text:name="personne_qual"/></text:span>,</text:p>
      <text:p text:style-name="P7"/>
      <text:p text:style-name="P11">La Présidente du Conseil Général vous a accordé l'ouverture du droit au rSa.</text:p>
      <text:p text:style-name="P7"/>
      <text:p text:style-name="P7"><text:tab/>Toutefois, dans <text:s/>le cadre du dispositif rSa vous avez l'obligation de vous engager dans un parcours d'insertion afin d'améliorer votre situation et de retrouver une activité professionnelle.</text:p>
      <text:p text:style-name="P7"/>
      <text:p text:style-name="P7"><text:tab/>A ce titre, vous avez élaboré et signé, un contrat d'engagements réciproques (CER) le <text:user-field-get text:name="contratinsertion_date_saisi_ci"/>, avec l’aide de <text:s/><text:user-field-get text:name="referent_qual"/> <text:user-field-get text:name="referent_nom"/> <text:user-field-get text:name="referent_prenom"/> <text:s/>de la <text:user-field-get text:name="structurereferente_lib_struc"/> </text:p>
      <text:p text:style-name="P7"/>
      <text:p text:style-name="P7"><text:tab/>La Présidente du Conseil Général a décidé de valider ce contrat, dont vous trouverez la copie en pièce jointe, pour une durée de <text:user-field-get text:name="contratinsertion_duree_engag"/> du <text:user-field-get text:name="contratinsertion_dd_ci"/> <text:s/>au <text:user-field-get text:name="contratinsertion_df_ci"/>. </text:p>
      <text:p text:style-name="P7"><text:tab/></text:p>
      <text:p text:style-name="P7"><text:tab/>Nous vous rappellons que vous vous êtes engagé à respecter les dispositions prévues dans ce contrat<text:span text:style-name="T3">.</text:span></text:p>
      <text:p text:style-name="P7"/>
      <text:p text:style-name="P7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15"><text:tab/><text:tab/><text:tab/><text:tab/><text:tab/><text:span text:style-name="T4">CONSEIL GENERAL</text:span></text:p>
      <text:p text:style-name="P10"><text:tab/><text:tab/><text:tab/><text:tab/><text:tab/>Direction des politiques sociales</text:p>
      <text:p text:style-name="P10"><text:tab/><text:tab/><text:tab/><text:tab/><text:tab/>25 rue Petite la Monnaie</text:p>
      <text:p text:style-name="P7"><text:tab/><text:tab/><text:tab/><text:tab/><text:tab/>66000 PERPIGNAN</text:p>
      <text:p text:style-name="P7"><text:tab/></text:p>
      <text:p text:style-name="P12"/>
      <text:p text:style-name="P13">.../...</text:p>
      <text:p text:style-name="P12"><text:soft-page-break/>Attention : pour conserver vos droits, il est indispensable que vous répondiez à toutes les convocations qui vous seront adressées dans le cadre du suivi de votre parcours d’insertion. <text:tab/></text:p>
      <text:p text:style-name="P7"/>
      <text:p text:style-name="P14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7"/>
      <text:p text:style-name="P7"><text:tab/>Veuillez agréer, <text:user-field-get text:name="personne_qual"/>, l’expression de mes sincères salutations.</text:p>
      <text:p text:style-name="P7"/>
      <text:p text:style-name="P7"/>
      <text:p text:style-name="P7"/>
      <text:p text:style-name="P9"/>
      <text:p text:style-name="P7"><text:tab/>Pour la Présidente du Conseil Général et par délégation,</text:p>
      <text:p text:style-name="P7"><text:tab/>Le Coordonnateur Technique,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4T14:50:38</dc:date>
    <meta:print-date>2011-09-29T15:39:00</meta:print-date>
    <meta:generator>LibreOffice/3.4$Unix LibreOffice_project/340m1$Build-502</meta:generator>
    <dc:creator>Arnaud Auzolat</dc:creator>
    <meta:editing-duration>PT5M6S</meta:editing-duration>
    <meta:editing-cycles>3</meta:editing-cycles>
    <meta:document-statistic meta:table-count="1" meta:image-count="0" meta:object-count="0" meta:page-count="2" meta:paragraph-count="31" meta:word-count="260" meta:character-count="1705" meta:non-whitespace-character-count="1377"/>
  </office:meta>
</office:document-meta>
</file>